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1cm" svg:stroke-color="#ff4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1.342cm" svg:height="17.629cm" svg:x="6.958cm" svg:y="0.579cm">
            <draw:object draw:notify-on-update-of-ranges="Feuille1.A1:Feuille1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name="Ligne 1" draw:style-name="gr2" draw:text-style-name="P2" svg:x1="9.554cm" svg:y1="15.99cm" svg:x2="37.665cm" svg:y2="2.444cm">
            <text:p/>
          </draw:line>
        </table:shapes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7"/>
          <table:table-cell office:value-type="string" calcext:value-type="string">
            <text:p>MinPower = 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7"/>
          <table:table-cell office:value-type="string" calcext:value-type="string">
            <text:p>MaxPower = 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7"/>
          <table:table-cell office:value-type="string" calcext:value-type="string">
            <text:p>MaxSpeed = 8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9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9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7"/>
          <table:table-cell office:value-type="string" calcext:value-type="string">
            <text:p>Pente = MaxSpeed/MaxPower</text:p>
          </table:table-cell>
          <table:table-cell table:formula="of:=860/87" office:value-type="float" office:value="9.88505747126437" calcext:value-type="float">
            <text:p>9,885057471264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9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9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style-name="ce1"/>
          <table:table-cell table:number-columns-repeated="1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08:53:45.205000000</meta:creation-date>
    <dc:date>2022-10-03T09:24:45.585000000</dc:date>
    <meta:editing-duration>PT30M54S</meta:editing-duration>
    <meta:editing-cycles>12</meta:editing-cycles>
    <meta:generator>LibreOffice/7.3.2.2$Windows_X86_64 LibreOffice_project/49f2b1bff42cfccbd8f788c8dc32c1c309559be0</meta:generator>
    <meta:document-statistic meta:table-count="1" meta:cell-count="10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43cm" svg:height="17.63cm" xlink:href=".." xlink:type="simple" chart:class="chart:line" chart:style-name="ch1">
        <chart:title svg:x="11.024cm" svg:y="0.488cm" chart:style-name="ch2">
          <text:p>Vitesse du moteur en fonction de la puissance</text:p>
        </chart:title>
        <chart:plot-area chart:style-name="ch3" table:cell-range-address="Feuille1.A1:Feuille1.A101" svg:x="1.637cm" svg:y="1.619cm" svg:width="29.08cm" svg:height="14.678cm">
          <chart:coordinate-region svg:x="2.629cm" svg:y="1.818cm" svg:width="28.088cm" svg:height="13.555cm"/>
          <chart:axis chart:dimension="x" chart:name="primary-x" chart:style-name="ch4">
            <chart:title svg:x="15.379cm" svg:y="16.649cm" chart:style-name="ch5">
              <text:p>puissance</text:p>
            </chart:title>
          </chart:axis>
          <chart:axis chart:dimension="y" chart:name="primary-y" chart:style-name="ch4">
            <chart:title svg:x="0.451cm" svg:y="9.518cm" chart:style-name="ch6">
              <text:p>vitesse</text:p>
            </chart:title>
            <chart:grid chart:style-name="ch7" chart:class="major"/>
          </chart:axis>
          <chart:series chart:style-name="ch8" chart:values-cell-range-address="Feuille1.A1:Feuille1.A10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:Feuille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